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1a3a4" officeooo:paragraph-rsid="00c1a3a4"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3496f" officeooo:paragraph-rsid="00c3496f" fo:background-color="#f9f9f9" style:font-weight-asian="normal" style:font-weight-complex="normal"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f2de0" officeooo:paragraph-rsid="00cf2de0" fo:background-color="#f9f9f9" style:font-weight-asian="normal" style:font-weight-complex="normal"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fe29f" officeooo:paragraph-rsid="00cfe29f" fo:background-color="#f9f9f9" style:font-weight-asian="normal" style:font-weight-complex="normal"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171e0" officeooo:paragraph-rsid="00d171e0" fo:background-color="#f9f9f9" style:font-weight-asian="normal" style:font-weight-complex="normal"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2dfc0" officeooo:paragraph-rsid="00d2dfc0" fo:background-color="#f9f9f9" style:font-weight-asian="normal" style:font-weight-complex="normal"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42c61" officeooo:paragraph-rsid="00d42c61" fo:background-color="#f9f9f9" style:font-weight-asian="normal" style:font-weight-complex="normal"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a4ec5" officeooo:paragraph-rsid="00da4ec5" fo:background-color="#f9f9f9" style:font-weight-asian="normal" style:font-weight-complex="normal" loext:padding="0in" loext:border="none"/>
    </style:style>
    <style:style style:name="P3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a86d9" officeooo:paragraph-rsid="00da86d9" fo:background-color="#f9f9f9" style:font-weight-asian="normal" style:font-weight-complex="normal" loext:padding="0in" loext:border="none"/>
    </style:style>
    <style:style style:name="P3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3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3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4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4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4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4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P4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5"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3496f" officeooo:paragraph-rsid="00c3496f" fo:background-color="#f9f9f9" style:font-weight-asian="bold" style:font-weight-complex="bold" loext:padding="0in" loext:border="none"/>
    </style:style>
    <style:style style:name="P47"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f2de0" officeooo:paragraph-rsid="00cf2de0" fo:background-color="#f9f9f9" style:font-weight-asian="bold" style:font-weight-complex="bold" loext:padding="0in" loext:border="none"/>
    </style:style>
    <style:style style:name="P4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f2de0" officeooo:paragraph-rsid="00cf2de0" fo:background-color="#f9f9f9" style:font-weight-asian="bold" style:font-weight-complex="bold" loext:padding="0in" loext:border="none"/>
    </style:style>
    <style:style style:name="P49"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da4ec5" officeooo:paragraph-rsid="00da4ec5" fo:background-color="#f9f9f9" style:font-weight-asian="bold" style:font-weight-complex="bold" loext:padding="0in" loext:border="none"/>
    </style:style>
    <style:style style:name="P5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da4ec5" officeooo:paragraph-rsid="00da4ec5" fo:background-color="#f9f9f9" style:font-weight-asian="bold" style:font-weight-complex="bold" loext:padding="0in" loext:border="none"/>
    </style:style>
    <style:style style:name="P51"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52"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53"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P54" style:family="paragraph" style:parent-style-name="Standard">
      <style:paragraph-properties fo:margin-left="0in" fo:margin-right="0in" fo:margin-top="0in" fo:margin-bottom="0in" style:contextual-spacing="false" fo:orphans="2" fo:widows="2" fo:text-indent="0in" style:auto-text-indent="false" fo:break-before="pag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55"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dd2095" officeooo:paragraph-rsid="00dd2095" fo:background-color="#f9f9f9" style:font-weight-asian="bold" style:font-weight-complex="bold" loext:padding="0in" loext:border="none"/>
    </style:style>
    <style:style style:name="P5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dd2095" officeooo:paragraph-rsid="00dd2095" fo:background-color="#f9f9f9" style:font-weight-asian="bold" style:font-weight-complex="bold" loext:padding="0in" loext:border="none"/>
    </style:style>
    <style:style style:name="P5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a86d9" officeooo:paragraph-rsid="00da86d9" fo:background-color="#f9f9f9" style:font-weight-asian="normal" style:font-weight-complex="normal" loext:padding="0in" loext:border="none"/>
    </style:style>
    <style:style style:name="P5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d2095" officeooo:paragraph-rsid="00dd2095" fo:background-color="#f9f9f9" style:font-weight-asian="normal" style:font-weight-complex="normal" loext:padding="0in" loext:border="none"/>
    </style:style>
    <style:style style:name="P5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debfb2" officeooo:paragraph-rsid="00debfb2" fo:background-color="#f9f9f9" style:font-weight-asian="normal" style:font-weight-complex="normal" loext:padding="0in" loext:border="none"/>
    </style:style>
    <style:style style:name="P60"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debfb2" officeooo:paragraph-rsid="00debfb2" fo:background-color="#f9f9f9" style:font-weight-asian="normal" style:font-weight-complex="normal" loext:padding="0in" loext:border="none"/>
    </style:style>
    <style:style style:name="P6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e0130c" officeooo:paragraph-rsid="00e0130c" fo:background-color="#f9f9f9" style:font-weight-asian="normal" style:font-weight-complex="normal" loext:padding="0in" loext:border="none"/>
    </style:style>
    <style:style style:name="T1"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6" style:family="text">
      <style:text-properties fo:font-weight="normal" style:font-weight-asian="normal" style:font-weight-complex="normal"/>
    </style:style>
    <style:style style:name="T7" style:family="text">
      <style:text-properties fo:font-weight="normal" officeooo:rsid="00ad4e63" style:font-weight-asian="normal" style:font-weight-complex="normal"/>
    </style:style>
    <style:style style:name="T8" style:family="text">
      <style:text-properties officeooo:rsid="00bc4e32"/>
    </style:style>
    <style:style style:name="T9" style:family="text">
      <style:text-properties officeooo:rsid="00bed579"/>
    </style:style>
    <style:style style:name="T10" style:family="text">
      <style:text-properties officeooo:rsid="00bfbd6a"/>
    </style:style>
    <style:style style:name="T11" style:family="text">
      <style:text-properties officeooo:rsid="00c27907"/>
    </style:style>
    <style:style style:name="T12" style:family="text">
      <style:text-properties officeooo:rsid="00c3496f"/>
    </style:style>
    <style:style style:name="T13" style:family="text">
      <style:text-properties officeooo:rsid="00cfe29f"/>
    </style:style>
    <style:style style:name="T14" style:family="text">
      <style:text-properties officeooo:rsid="00d42c61"/>
    </style:style>
    <style:style style:name="T15" style:family="text">
      <style:text-properties officeooo:rsid="00debf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
      <text:p text:style-name="P4"/>
      <text:p text:style-name="P4"/>
      <text:p text:style-name="P4"/>
      <text:p text:style-name="P4"/>
      <text:p text:style-name="P4"/>
      <text:p text:style-name="P4"/>
      <text:p text:style-name="P4"/>
      <text:p text:style-name="P4"/>
      <text:p text:style-name="P54">Apa itu design thinking dan kenapa sangat populer?</text:p>
      <text:p text:style-name="P5"/>
      <text:p text:style-name="P5">sekarang ini banyak orang dan banyak perusahaan ngomongin tentang design thinking. Sebenernya apa sih yang dimaksud dengan design thinking?</text:p>
      <text:p text:style-name="P5"/>
      <text:p text:style-name="P5">Yuk kita cari tau.</text:p>
      <text:p text:style-name="P5"/>
      <text:p text:style-name="P5">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5"/>
      <text:p text:style-name="P5">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5"/>
      <text:p text:style-name="P5">Lalu apa sebenarnya yang dimaksud dengan design thinking ini? Kalo berdasarkan terjemahannya maka, cara atau proses berpikir ala designer. Ya kan? Memang seperti apa sih seorang designer itu berpikir? </text:p>
      <text:p text:style-name="P5"/>
      <text:p text:style-name="P5">Beberapa dari kita mungkin berpikir bahwa seorang designer seseorang yang kerjaan nya adalah membuat sebuah produk jadi lebih menarik dari sisi estetika, sehingga menjadi lebih diinginkan oleh customer.</text:p>
      <text:p text:style-name="P5"/>
      <text:p text:style-name="P5">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5"/>
      <text:p text:style-name="P5">Nah aspek human centered inilah yang membuat design thinking berbeda dengan pendekatan inovasi lain yang berpusat pada teknologi atau pesaing. </text:p>
      <text:p text:style-name="P5"/>
      <text:p text:style-name="P5">Walaupun begitu bukan berarti design thinking itu mengacuhkan teknologi atau kondisi pasar, hanya saja kepuasan customer itu ditempatkan sebagai prioritas nomer satu disitu. </text:p>
      <text:p text:style-name="P5"/>
      <text:p text:style-name="P5">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5"/>
      <text:p text:style-name="P5">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5"/>
      <text:p text:style-name="P5">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4"/>
      <text:p text:style-name="P4"><text:s/></text:p>
      <text:p text:style-name="P4"/>
      <text:p text:style-name="P36">Asal usul dan perkembangan design thinking</text:p>
      <text:p text:style-name="P8"/>
      <text:p text:style-name="P8">design thinking sudah menjadi tren dalam dunia inovasi korporat pada saat ini. Tapi sebenarnya bagaimana sih asal mula dari design thinking itu sendiri dan bagaimana perkembangan nya dari waktu-waktu?</text:p>
      <text:p text:style-name="P8"/>
      <text:p text:style-name="P8">Design thinking memang menjadi sangat populer atau masuk dalam mainstream dunia bisnis itu sekitar akhir tahun 2000-an.</text:p>
      <text:p text:style-name="P8"/>
      <text:p text:style-name="P8">Tapi sebenarnya istilah design thinking sendiri sebagai metode pemecahan kreatif pertama kali diperkenalkan di awal dekade 1980-an.</text:p>
      <text:p text:style-name="P8"/>
      <text:p text:style-name="P8">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8"/>
      <text:p text:style-name="P8">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8"/>
      <text:p text:style-name="P8">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8"/>
      <text:p text:style-name="P8">Ideal saat itu perusahaan konsultan dan dalam bidang design produk dan industri merupakan salah satu perusahaan pertama yang sukses mengadopsi design thinking untuk memecahkan wicked problems ini, dalam konteks bisnis tentu saja.</text:p>
      <text:p text:style-name="P8"/>
      <text:p text:style-name="P36"><text:span text:style-name="T6">Yang dilakukan oleh ideal dalam menggunakan design thinking untuk membingkai ulang wicked problems menjadi masalah yang human </text:span><text:span text:style-name="T7">centric dan fokus terhadap apa yang paling penting bagi customer, sehingga mereka mampu menghasilkan produk-produk yang akhirnya sukses besar di pasar.</text:span></text:p>
      <text:p text:style-name="P7"/>
      <text:p text:style-name="P6">Nah akhirnya diawal dekade 2000, mulailah diterbitkan proses-proses design thinking yang dibakukan oleh berbagai civitas akademika, demikian juga praktisi.</text:p>
      <text:p text:style-name="P6"/>
      <text:p text:style-name="P6">Contoh nya ideal mulai mempopulerkan design thinking dengan proses 3 tahap nya yaitu, inspiration, ideating, dan implementing. </text:p>
      <text:p text:style-name="P6"/>
      <text:p text:style-name="P6">Selain itu standford university d.school juga menerbitkan proses dengan 5 tahapan nya yang mana sekarang ini menjadi salah satu rujukan terpopuler sampai hari ini. </text:p>
      <text:p text:style-name="P6"><text:soft-page-break/></text:p>
      <text:p text:style-name="P6">Yaitu, empathize, define, ideate, prototype dan test. </text:p>
      <text:p text:style-name="P6"/>
      <text:p text:style-name="P6">Di dekade 2010-an design thinking mulai menjadi mainstream dan variasi-variasi baru juga terus bermunculan, seperti proses 4 tahap yang dikembangkan profesor liedtka dari university of virginia yaitu, what-is, what-if, what-wows, dan what-works.</text:p>
      <text:p text:style-name="P6"/>
      <text:p text:style-name="P6">Begitulah kurang lebih sejarah singkat terkait perkembangan design thinking.</text:p>
      <text:p text:style-name="P6"/>
      <text:p text:style-name="P6">Intinya proses design thinking selalu berevolusi untuk mengatasi wicked problems yang memang semakin hari semakin kesini menjadi semakin menantang.</text:p>
      <text:p text:style-name="P6"/>
      <text:p text:style-name="P6"/>
      <text:p text:style-name="P6"/>
      <text:p text:style-name="P37">5 tahapan design thinking </text:p>
      <text:p text:style-name="P37"/>
      <text:p text:style-name="P6">ada banyak sekali variasi terkait proses atau tahapan dalam melakukan design thinking. Salah satunya paling popular adalah proses 5 tahap yang dikembangkan oleh standford university d.school. </text:p>
      <text:p text:style-name="P6"/>
      <text:p text:style-name="P6">5 tahap dalam proses tersebut adalah empathize, define, ideate, prototype, dan testing.</text:p>
      <text:p text:style-name="P6"/>
      <text:p text:style-name="P6">Mempratekkan kelima tahapan ini akan membantu kita untuk mengaplikasikan kreativitas dalam menyelesaikan permasalahan real secara efektif.</text:p>
      <text:p text:style-name="P6"/>
      <text:p text:style-name="P9">Mari kita bahas tahapan-tahapan nya.</text:p>
      <text:p text:style-name="P9"/>
      <text:p text:style-name="P10">Kita mulai dari 2 tahapan yang pertama yaitu empathy dan define. Pada 2 tahapan ini, kita akan memahai permasalahan yang ada sebelum mencari solusinya, nah ini penting.</text:p>
      <text:p text:style-name="P10"/>
      <text:p text:style-name="P10">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0"/>
      <text:p text:style-name="P10">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0"/>
      <text:p text:style-name="P10">Selanjutnya pada tahap berikutnya yaitu define, kita kemudian identifikasi apa masalah utama yang mereka miliki dan kita ingin bantu untuk pecahkan dan kita perlu definisikan masalah tersebut dari sudut pandang customer. </text:p>
      <text:p text:style-name="P10"/>
      <text:p text:style-name="P10">Dengan kita melakukan tahap 1 dan 2 ini kita akhirnya memiliki pemahaman yang mendalam terkait permasalahan yang dialami customer yang kita ingin bantu.</text:p>
      <text:p text:style-name="P10"/>
      <text:p text:style-name="P11">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1"/>
      <text:p text:style-name="P11"/>
      <text:p text:style-name="P11"/>
      <text:p text:style-name="P12"><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1"/>
      <text:p text:style-name="P12">Nah setelah terkumpul banyak ide, baru kemudian kita lakukan penilaian atau penyaringan solusi sehingga kita bisa came up dengan satu, dua atau tiga ide yang lain.</text:p>
      <text:p text:style-name="P11"/>
      <text:p text:style-name="P12">Ide solusi yang kita pilih itu kemudian kita kembangkan di tahap empat dan lima, yaitu prototype dan testing. </text:p>
      <text:p text:style-name="P11"/>
      <text:p text:style-name="P12">Jadi kita kembangkan ide tersebut menjadi prototype atau representasi kongkrit yang bisa di indera. Dan kita bisa test atau ujia coba kan dengan real customer untuk mendapatkan feedback dari mereka.</text:p>
      <text:p text:style-name="P11"/>
      <text:p text:style-name="P12">Lalu apa selanjutnya? Apa sudah selesai proses design thinking nya? Tentu saja tidak. Berdasarkan umpan balik yang kita dapat, kita lakukan iterasi lagi untuk memperbaiki solusi nya.</text:p>
      <text:p text:style-name="P11"><text:s/></text:p>
      <text:p text:style-name="P11"/>
      <text:p text:style-name="P12">kita mulai lagi iterasi nya dari awal, atau mungkin kembali ke prototyping, ideating, define, bahkan kembali ke empati. </text:p>
      <text:p text:style-name="P11"/>
      <text:p text:style-name="P12">Kemudian, setelah kita melakukan iterasi lagi, diulangi lagi sampai kemudian kita sampai pada satu titik meyakini bahwa apa yang kita ingin selesaikan benar-benar punya solusi dan itu sudah divalidasi oleh si customer. </text:p>
      <text:p text:style-name="P11"/>
      <text:p text:style-name="P12">Nah pengulangan inilah yang menjadi kunci kesuksesan dari design thinking.</text:p>
      <text:p text:style-name="P11"/>
      <text:p text:style-name="P12">Seperti itulah gambaran dari 5 tahapan design thinking, yang sebenarnya itu bukan tahapan yang linear ya, melainkan sebuah proses yang dinamis dan iteratif.</text:p>
      <text:p text:style-name="P12"/>
      <text:p text:style-name="P12"/>
      <text:p text:style-name="P38"/>
      <text:p text:style-name="P2"><text:span text:style-name="T1">K</text:span><text:span text:style-name="T2">enapa perusahaan butuh design thinking untuk berinovasi?</text:span></text:p>
      <text:p text:style-name="P39"/>
      <text:p text:style-name="P13">Design thinking sangatlah penting untuk perusahaan saat ini, karena semakin kesini, keunggulan kompetitif yang dimiliki oleh perusahaan itu semakin pendek masa guna nya. </text:p>
      <text:p text:style-name="P13"/>
      <text:p text:style-name="P13"/>
      <text:p text:style-name="P13">Artinya ketika suatu perusahaan itu sukses, dia berhasil mendapat keunggulan kompetitif di pasar, misalnya karena mungkin dia punya inovasi produk yang bagus, nah waktunya itu tidak lama sebelum perusahaan lain merebut keunggulan kompetitif itu dari dia.</text:p>
      <text:p text:style-name="P13"/>
      <text:p text:style-name="P13">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3"/>
      <text:p text:style-name="P14">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4"><text:soft-page-break/>Dan design thinking menjadi cara berinovasi yang sangat tepat untuk menghadapi tantangan itu.</text:p>
      <text:p text:style-name="P14"/>
      <text:p text:style-name="P14">Apasih yang menjadi nilai tambah dari design thinking? Jawaban nya adalah karena pendekatan inovasi nya yang human centric atau customer centric.</text:p>
      <text:p text:style-name="P14"/>
      <text:p text:style-name="P14">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4"/>
      <text:p text:style-name="P14">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4"/>
      <text:p text:style-name="P14">Yang jadi prioritas perusahaan yang fokus nya pada teknologi ini adalah mengeluarkan inovasi dengan teknologi yang paling mutakhir.</text:p>
      <text:p text:style-name="P14"/>
      <text:p text:style-name="P14">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4"/>
      <text:p text:style-name="P14">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4"/>
      <text:p text:style-name="P14">Design thinking sendiri adalah sebuah proses inovasi yang sering kali menghasilkan inovasi terobosan karena orientasi nya pada apa yang memang belum diketahui dibandingkan apa yang sudah diketahui oleh banyak orang termasuk oleh customer itu sendiri.</text:p>
      <text:p text:style-name="P14"/>
      <text:p text:style-name="P51"><text:span text:style-name="T2">Contohnya dalam memahami keinginan customer, berbeda dengan pendekatan tradisional yang fokus nya menjawab, apasih yang customer butuhkan? Design thinking itu fokus menggali apa yang customer miliki kebutuhan, tetapi dia belum sadar akan kebutuhan itu, </text:span><text:span text:style-name="T3">maka </text:span><text:span text:style-name="T2">seorang design thinker itu tidak sekedar </text:span><text:span text:style-name="T3">menanyakan apasih yang anda inginkan, tapi mereka melakukan investigasi yang sangat dalam terkait perilaku customer, seperti hal-hal yang biasa mereka lakukan, atau keluhkan dan alasan dibalik semua itu.</text:span></text:p>
      <text:p text:style-name="P15"/>
      <text:p text:style-name="P16">Maka dari itu design thinking lebih memungkinkan untuk menemukan kebutuhan yang selama ini belum begitu disadari atau dipenuhi oleh pasar.</text:p>
      <text:p text:style-name="P16"/>
      <text:p text:style-name="P16">Contoh lainnya dalam mengembangkan solusi, seorang design thinker itu menyadari bahwa tidak memungkinkan untuk kita menghasilkan solusi yang tepat dalam sekali jalan.</text:p>
      <text:p text:style-name="P16"/>
      <text:p text:style-name="P52"><text:span text:style-name="T2">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2">berharga kepada customer yang belum pernah ditawarkan oleh pesaing lain dalam industrinya. </text:span></text:p>
      <text:p text:style-name="P16"/>
      <text:p text:style-name="P16">Kesimpulannya design thinking itu sangat penting untuk dikuasai oleh perusahaan saat ini agar lebih mampu memperoleh keunggulan kompetitif yang signifikan yang menciptakan peluang-peluang bisnis baru yang mana orang lain belum bisa tangkap.</text:p>
      <text:p text:style-name="P16"/>
      <text:p text:style-name="P16">Itulah mengapa design thinking begitu penting untuk dimiliki oleh perusahaan pada saat ini.</text:p>
      <text:p text:style-name="P16"/>
      <text:p text:style-name="P16"/>
      <text:p text:style-name="P40">Keuntungan menggunakan design thinking</text:p>
      <text:p text:style-name="P40"/>
      <text:p text:style-name="P17">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7"/>
      <text:p text:style-name="P17">Pertama-tama bisa terasa berantakan, karena memang dalam design thinking itu banyak ketidakpastiannya. Walaupun pada akhirnya para design thinker mengakui bahwa rangkaian proses nya itu masuk akal dan mampu mencapai hasil yang diingankan.</text:p>
      <text:p text:style-name="P17"/>
      <text:p text:style-name="P17">Lebih luas dari itu, perusahaan juga merasakan berbagai manfaat dari memanfaatkan design thinking di perusahaan. Baik itu manfaat financial, maupun manfaat non financial. </text:p>
      <text:p text:style-name="P17"/>
      <text:p text:style-name="P17">Contohnya, riset dari mckinsey <text:s/>di tahun 2018 itu menemukan bahwa perusahaan yang secara intensif menerapkan design thinking itu menikmati rata-rata pertumbuhan tahunan hingga 10%, jauh diatas rata-rata indsutri yang hanya sampai 6% saja. </text:p>
      <text:p text:style-name="P17"/>
      <text:p text:style-name="P17">Demikian juga dengan dividen yang diterima oleh pemegang saham, ternyata perusahaan-perusahaan itu, bisa menikmati pertumbuhan tahunan itu hingga 21%. jauh diatas rata-rata industri yang sekedar hanya 12-16% saja pertumbuhan tahunan nya.</text:p>
      <text:p text:style-name="P17"/>
      <text:p text:style-name="P17">Bicara soal keuntungan financial, banyak riset yang menunjukkan bahwa design thinking itu mampu meningkatkan pengembalian investasi-inovasi perusahaan.</text:p>
      <text:p text:style-name="P17"/>
      <text:p text:style-name="P17">Contohnya dalam sebuah artikel forbes. Perusahaan riset Forrester itu mengamati bahwa perusahaan-perusahaan yang sudah matang dalam menerapkan design thinking mampu mencapai pengembalian investasi sebesar 71%-107% secara konsisten.</text:p>
      <text:p text:style-name="P17"/>
      <text:p text:style-name="P17">Jadi bagaimana design thinking dapat meningkatkan pengembalian investasi.</text:p>
      <text:p text:style-name="P17"/>
      <text:p text:style-name="P17">Sederhana nya, pertama design thinking mampu menurunkan biaya invesatsi dalam berinovasi. Kedua, mampu meningkatkan kesuksesan inovasi yang dihasilkan.</text:p>
      <text:p text:style-name="P17"/>
      <text:p text:style-name="P17">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7"/>
      <text:p text:style-name="P17">Maka pada saat melakukan iterasi awal, kita cukup membuat prototype, yang tidak mahal dan melakukan testing secara sederhana, karena tujuan nya masih untuk mendapatkan pembelajaran mengenai customer itu sendiri.</text:p>
      <text:p text:style-name="P17"/>
      <text:p text:style-name="P17"><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7"/>
      <text:p text:style-name="P17">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7"/>
      <text:p text:style-name="P17">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7"/>
      <text:p text:style-name="P17">Dan salah satu dampak positif yang ditemukan adalah peningkatan engagement dari karyawan terhadap kesuksesan organisasi.</text:p>
      <text:p text:style-name="P17"/>
      <text:p text:style-name="P17">Peningkatan engagement ini dikarenakan praktek-praktek design thinking yang membuat karyawan lebih dekat dengan customer dan kualitas kerjasama antar karyawan. Termasuk karyawan yang lintas fungsi, itu bisa jadi lebih baik.</text:p>
      <text:p text:style-name="P17"/>
      <text:p text:style-name="P17">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7"/>
      <text:p text:style-name="P53"><text:span text:style-name="T2">Kedua, praktek pembentukan tim yang heterogen, praktek ini meningkatkan keselarasan antar fungsi yang berbeda, sehingga mengurangi mentalitas </text:span><text:span text:style-name="T4">silo dan memperkuat keterbukaan sehingga kolaborasi lintas fungsi itu akan berjalan dengan lebih baik.</text:span></text:p>
      <text:p text:style-name="P18"/>
      <text:p text:style-name="P18">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8"/>
      <text:p text:style-name="P53"><text:span text:style-name="T4">Kesimpulan nya manfaat design thining itu bukan hanya melekat pada inovasi saja, tetapi proses design thinking itu sendiri</text:span><text:span text:style-name="T2"><text:tab/></text:span><text:span text:style-name="T5">juga bisa membuat karyawan lebih engage untuk berinovasi bersama-sama demi kebaikan, baik pelanggan ataupun perusahaan.</text:span></text:p>
      <text:p text:style-name="P19"/>
      <text:p text:style-name="P19"/>
      <text:p text:style-name="P19"/>
      <text:p text:style-name="P19"/>
      <text:p text:style-name="P19"/>
      <text:p text:style-name="P3"><text:span text:style-name="T5">K</text:span><text:span text:style-name="T2">enapa harus pakai design thinking untuk inovasi?</text:span></text:p>
      <text:p text:style-name="P41"/>
      <text:p text:style-name="P20">Tentunya selain desgin thinking ada banyak sekali metode inovasi, tapi kenapa kok kita harus atau paling tidak mencoba design thinking?</text:p>
      <text:p text:style-name="P20"/>
      <text:p text:style-name="P20">Banyak dari kita mungkin mendengar bagaimana design thinking berhasil mengeluarkan kreativitas karyawan secara utuh sehingga mampu menghasilkan inovasi yang radikal.</text:p>
      <text:p text:style-name="P20"/>
      <text:p text:style-name="P20">Pertanyaan nya? Kok bisa ya? </text:p>
      <text:p text:style-name="P20"/>
      <text:p text:style-name="P20">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0"/>
      <text:p text:style-name="P20">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0"/>
      <text:p text:style-name="P20">Sedangkan, metode riset kualitatif yang bersifat etnografis kita mampu menggali kebutuhan customer yang lebih dalam, yang mana mungkin mereka sulit mengekspresikan bila kita tidak menggali nya. </text:p>
      <text:p text:style-name="P20"/>
      <text:p text:style-name="P20">Nah kebutuhan yang tersembunyi inilah yang biasa nya akhirnya membuka pintu munculnya inovasi radikal. </text:p>
      <text:p text:style-name="P20"/>
      <text:p text:style-name="P20">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0"/>
      <text:p text:style-name="P20">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0"/>
      <text:p text:style-name="P20">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0"/>
      <text:p text:style-name="P20">Maka kita bisa menjadi lebih leluasa untuk tetap melakukan eksperimentasi dengan ide-ide baru di setiap iterasi yang kita lakukan. <text:span text:style-name="T8">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0"/>
      <text:p text:style-name="P42"><text:soft-page-break/>Menggunakan Design thinking dan Agile development dalam inovasi</text:p>
      <text:p text:style-name="P42"/>
      <text:p text:style-name="P21">anda sudah mengetahui tentang design thinking dan bisa jadi anda juga pernah mendengar atau bahkan tau apa yang disebut dengan agile development. Sering kali dua terminologi ini digunakan bersamaan. Atau paling tidak sering anda dengar bersamaan. </text:p>
      <text:p text:style-name="P21"/>
      <text:p text:style-name="P21">Sebenarnya apasih perbedaan design thinking dan agile development, dan kapan kita harus lakukan design thinking, kapan kita harus lakukan agile development.</text:p>
      <text:p text:style-name="P21"/>
      <text:p text:style-name="P21">Dalam era bisnis yang penuh ketidakpastian seperti saat ini, penulis buku the innovator method melihat bahwa perusahaan-perusahaan yang terus sukses berinovasi ialah mereka yang menggunakan lebih banyak metode inovasi dibandingkan perusahaan lainnya.</text:p>
      <text:p text:style-name="P21"/>
      <text:p text:style-name="P21">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1"/>
      <text:p text:style-name="P21">Terkait penggunaan kedua metode tersebut, dalam buku the innovators method juga dituliskan bahwa sebaiknya kita menggunakan design thinking dan agile development itu bersamaan. Supaya apa? Supaya implementasi nya itu jadi lebih mudah. </text:p>
      <text:p text:style-name="P21"/>
      <text:p text:style-name="P21">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9">versi solusi yang masih in progress, tapi sudah mampu memberikan value tertentu kepada customer. </text:span></text:p>
      <text:p text:style-name="P21"/>
      <text:p text:style-name="P22">Nah solusi in progress ini di uji coba kan dengan customer dan pembelajaran yang didapat digunakan untuk melakukan perbaikan dan adaptasi atau bahkan perubahan pada siklus berikutnya.</text:p>
      <text:p text:style-name="P22"/>
      <text:p text:style-name="P22">Sampai disini kita sudah bisa melihat bahwa fokus dari agile development dalam proses inovasi itu berbeda dari design thinking.</text:p>
      <text:p text:style-name="P22"/>
      <text:p text:style-name="P22">Design thinking titik beratnya adalah menemukan masalah customer yang tepat. Lalu menghasilkan pilihan-pilihan solusi, sedangkan agile development fokus nya adalah pada pengembangan dan penyempurnaan dari solusi tersebut. </text:p>
      <text:p text:style-name="P22"/>
      <text:p text:style-name="P22">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2"/>
      <text:p text:style-name="P22">Pendekatan agile development digunakan untuk memastikan bahwa solusi yang telah dihasilkan oleh desgin thinking itu benar-benar dapat dibangun cepat dan juga tetap melibatkan customer dan juga tetap ada aktif terhadap perubahan dari kondisi.</text:p>
      <text:p text:style-name="P22"/>
      <text:p text:style-name="P22">Perlu dicatat bahwa proses design thinking tidak dihentikan ketika agile development itu dijalankan, jadi kapanpun, tim itu bisa melakukan ulang tahapan-tahapan design thinking bersamaan dengan jalannya agile development.</text:p>
      <text:p text:style-name="P22"/>
      <text:p text:style-name="P22">Agile development sudah terbukti dapat memperkuat design thinking, karena memang kedua nya memiliki kesamaan terkait prinsip inovasi yang mendasari prosesnya.</text:p>
      <text:p text:style-name="P22"/>
      <text:p text:style-name="P22"><text:soft-page-break/>Pertama, kedua metode itu menghargai masukan dari customer, sehingga value dan kriteria kesuksesan itu ditentukan customer, bukan dari sudut pandang tim,designer atau developer.</text:p>
      <text:p text:style-name="P22"/>
      <text:p text:style-name="P22">Kedua, kedua metode itu melibatkan iterasi dan perbaikan kelanjutan, sehingga sama-sama responsif terhadap pembelajaran baru dan fleksibel terhadap adanya perubahan.</text:p>
      <text:p text:style-name="P22"/>
      <text:p text:style-name="P22">Ketiga, kedua proses menjunjung tinggi pemberdayaan dan kerjasama yang erat antara anggota tim yang datang dari lintas divisi demi menghasilkan solusi yang terbaik.</text:p>
      <text:p text:style-name="P22"/>
      <text:p text:style-name="P22">Maka dari itu, agile development sering digunakan bersama design thinking untuk membuat proses inovasi menjadi lebih optimal, terutama dalam aspek pembangunan dan implementasi dari solusi yang sudah tervalidasi.</text:p>
      <text:p text:style-name="P22"/>
      <text:p text:style-name="P22"/>
      <text:p text:style-name="P43">5 area penggunaan design thinking</text:p>
      <text:p text:style-name="P43"/>
      <text:p text:style-name="P23">ketika kita mendengar design thinking, sering kali asosiasi kita adalah, pada design produk. Dan itu tidak 100% salah, karena memang cikal bakal nya dari sana.</text:p>
      <text:p text:style-name="P23"/>
      <text:p text:style-name="P23">Namun tahukah anda, bahwa sekarang ini design thinking digunakan diberbagai area didalam kehidupan kita. Bukan hanya bisnis, tapi juga di dunia sosial, nah apa aja sih area-area nya dan mana diantara area itu mungkin cocok dengan bidang kerja anda saat ini?</text:p>
      <text:p text:style-name="P23"/>
      <text:p text:style-name="P23">Mari kita bahas</text:p>
      <text:p text:style-name="P23"/>
      <text:p text:style-name="P23">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23"/>
      <text:p text:style-name="P23">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23"/>
      <text:p text:style-name="P23">Dan untuk menemukan itu kita harus benar-benar memahami orang-orang yang menjadi target customer kita dan apasih yang menjadi kebutuhan spesifik mereka yang bisa kita penuhi dengan teknologi itu. Terkait hal itu, design thinking menjadi sangat membantu.</text:p>
      <text:p text:style-name="P23"/>
      <text:p text:style-name="P23">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23"/>
      <text:p text:style-name="P23">Karena layanan melibatkan interaksi dengan customer yang mendalam, maka pendekatan yang <text:span text:style-name="T10">human centered, seperti yang dimiliki oleh design thinking bisa memberikan banyak sekali ide-ide baru untuk melakukan re-design atau peningkatan kualitas dari layanan.</text:span></text:p>
      <text:p text:style-name="P23"/>
      <text:p text:style-name="P24">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24"/>
      <text:p text:style-name="P24"/>
      <text:p text:style-name="P24"><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24"/>
      <text:p text:style-name="P24">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24"/>
      <text:p text:style-name="P24">Jadi design thinking itu tidak selalu untuk customer eksternal, bisa juga untuk internal customer.</text:p>
      <text:p text:style-name="P24"/>
      <text:p text:style-name="P24">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24"/>
      <text:p text:style-name="P24">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24"/>
      <text:p text:style-name="P24">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24"/>
      <text:p text:style-name="P24">Itulah yang kemudian membuat design thinking menjadi semakin populer saat ini di lingkaran instansi pemerintah, NGO, ataupun juga lembaga sosial.</text:p>
      <text:p text:style-name="P24"/>
      <text:p text:style-name="P24">Demikianlah gambaran umum terkait area-area pengguna design thinking. Jadi anda tidak harus menjadi orang produk untuk mempraktekkan design thinking.</text:p>
      <text:p text:style-name="P24"/>
      <text:p text:style-name="P24">Dan kami yakin, apapun area kerja anda, design thinking akan bisa diaplikasikan.</text:p>
      <text:p text:style-name="P24"/>
      <text:p text:style-name="P24"/>
      <text:p text:style-name="P24"/>
      <text:p text:style-name="P24"/>
      <text:p text:style-name="P24"/>
      <text:p text:style-name="P45">Cara memimpin tim menjalankan design thinking</text:p>
      <text:p text:style-name="P44"/>
      <text:p text:style-name="P25">mungkin saat ini anda telah semangat untuk mengajak tim anda untuk menerapkan design thinking, supaya bisa melahirkan beragam inovasi.</text:p>
      <text:p text:style-name="P25"/>
      <text:p text:style-name="P25">Tapi perlu hati-hati, ternyata tidak semudah itu, walaupun terlihat gampang design thinking itu dijalankan, tapi ternyata banyak hal yang bisa membuat tim anda akhirnya tidak benar-benar bisa menjalankannya dengan baik.</text:p>
      <text:p text:style-name="P25"/>
      <text:p text:style-name="P25">Dan anda sebagai leader harus tahu dulu, apa hal-hal yang dapat menyebabkan itu dan harus mulai mengantisipasi nya. Bagaimana caranya? Mari kita bahas.</text:p>
      <text:p text:style-name="P25"/>
      <text:p text:style-name="P25">Setelah memperlajari design thinking beberapa dari anda mungkin langsung semangat, dan ingin segera mengimplementasikannya di perusahaan atau setidak nya di tim anda.</text:p>
      <text:p text:style-name="P25"/>
      <text:p text:style-name="P25">Memang salah satu daya tarik dari design thinking adalah tahapan nya yang praktis dan bisa dijalankan dengan skala atau sumber daya yang minim. Namun perlu juga anda ketahui, walaupun tim anda seperti nya mampu menjalankan setiap tahapan dari design thinking, namun belum tentu mereka bisa mengatasi faktor ketidaknyamanan yang akan mereka rasakan ketika menjalankan design thinking.</text:p>
      <text:p text:style-name="P25"/>
      <text:p text:style-name="P25">Dan obat dari itu hanya satu, yaitu kepemimpinan anda. Tim anda itu membutuhkan leader yang mampun membimbing dan mendukung mereka dalam mengatasi ketidaknyamanan yang biasanya akan mereka rasakan ketika pertama kali <text:span text:style-name="T11">praktek design thinking.</text:span></text:p>
      <text:p text:style-name="P25"/>
      <text:p text:style-name="P26">Maka seorang leader yang aktif dan efektif itu krusial untuk memastikan bahwa implementasi dari design thinking itu sukses dijalankan dalam tim atau perusahaan anda.</text:p>
      <text:p text:style-name="P26"/>
      <text:p text:style-name="P26">Sebelum kami jelaskan tentang leadership seperti apa yang dibutuhkan kita perlu pahami terlebih dulu ketidaknyamanan yang mungkin dirasakan oleh sebagian besar dari tim anda.</text:p>
      <text:p text:style-name="P26"/>
      <text:p text:style-name="P26">Ketidaknyamanan yang dimaksud ini bukan sekedar tidaknyamanan karena mereka belum terbiasa menggunakan teknik nya, tapi lebih dari itu. Ketidaknyamanan yang dimaksud ini timbul karena design thinking menuntut mereka untuk menggunakan pola pikir atau cara pandang yang bisa jadi itu sangat berbeda dengan apa yang selama ini dibentuk oleh perusahaan anda, lingkungan mereka atau bahkan dunia bisnis secara umum.</text:p>
      <text:p text:style-name="P26"/>
      <text:p text:style-name="P26">Beberapa contoh umum yang sering terjadi, para karyawan selama ini diajarkan untuk objektif dan rasional, tapi saat mereka melakukan empathize, bisa dibilang cukup subjektif dan personal proses nya. Dan saat ideation misalnya, mereka itu tidak boleh buru-buru mengunci solusi dan harus eksplorasi ide sebanyak mungkin, seliar mungkin lebih dulu, dan hal ini tidak nyaman bagi mereka yang mungkin terbiasa untuk selalu bergerak cepat, segera memutuskan, berpikir praktis, realistis. Dan yang paling menantang, adalah mereka harus membiasakan diri dengan apa yang mereka paling hindari, yaitu kegagalan dan kesalahan.</text:p>
      <text:p text:style-name="P26"/>
      <text:p text:style-name="P26">Yang mana kemungkinan besar akan mereka alami berulang kali saat mereka melakukan design thinkig, pada saat prototyping, testing, disetiap proses iterasi. Jadi memang ketidaknyamanan nya itu tidak sedikit, namun tentu harus disadari segala hal yang membuat mereka tidak nyaman ini yang nanti justru bisa membantu mereka melahirkan beragam terobosan inovasi. Oleh karena itu, leader seperti anda perlu mengetahui, bagaimana cara membantu tim, agar bisa mengatasi semua ketidaknyamanan itu.</text:p>
      <text:p text:style-name="P26"/>
      <text:p text:style-name="P26"/>
      <text:p text:style-name="P27">Riset yang dilakukan oleh <text:span text:style-name="T12">Bason dan Austin terhadap perushaan-perusahaan di lima negara menunjukkan ada tiga hal utama yang perlu dilakukan leader saat memipin tim dalam mengimplementasikan design thinking agar perlahan-lahan rasa ketidaknyamanan tadi itu bisa hilang.</text:span></text:p>
      <text:p text:style-name="P26"/>
      <text:p text:style-name="P28">Pertama adalah mengelola empati. Leader perlu secara aktif mengajak tim mendiskusikan perasaan mereka setelah melakukan empathize dengan customer. Beberapa akan sedih setelah mendengar rasa sakit yang dialami oleh customer, namun ada juga yang menjadi defensif terhadap masukan customer, dan apapun perasaan nya leader perlu mampu mengubah nya menjadi keinginan, untuk melakukan perbaikan demi perbaikan.</text:p>
      <text:p text:style-name="P28"/>
      <text:p text:style-name="P28">Kedua, leader perlu membiasakan tim dengan ketidakjelasan. Ketidakjelasan yang dimaksud ini adalah ketidakjelasan arah yang mungkin terasa karena memang proses eksplorasi yang lebih lama dari biasanya dan ketidakpastian dari hasil akhir proyek yang dijalankan.</text:p>
      <text:p text:style-name="P28">Maka leader perlu aktif dan konsisten menenangkan kekhawatiran dan keresahan tim. Dan mengalihkan fokus mereka dari penyelesaian proyek ke penemuan solusi terbaik bagi customer.</text:p>
      <text:p text:style-name="P28"/>
      <text:p text:style-name="P28">Ketiga, memberikan ruang untuk kegagalan. Terkait untuk prototyping dan testing leader perlu mengkomunikasikan diawal pada tim. Bahwa prototype yang dengan customer itu bukan berarti kegagalan, namun sebaliknya kegagalan tersebut itu dimaknai sebagai progres, kenapa? Karena tim jadi mendapat pembelajaran dari customer, sehingga akhirnya mengurangi ketidakpastian yang ada.</text:p>
      <text:p text:style-name="P28"/>
      <text:p text:style-name="P28">Seorang leader perlu menanamkan cara pandang yang seperti ini pada tim, agar mereka tidak takut dengan kemungkinan eksperimen nya akan gagal, khusus pada iterasi-iterasi awal.</text:p>
      <text:p text:style-name="P28"/>
      <text:p text:style-name="P28">Itulah tiga hal yang perlu anda lakukan sebagai seorang leader agar tim anda bisa terus semangat dalam melaksanakan tahapan-tahapan dari design thinking.</text:p>
      <text:p text:style-name="P28"/>
      <text:p text:style-name="P28">Ingat bahwa semangat inilah yang menjadi bahan bakar dan menjadi kunci sukses tim anda bisa melahirkan beragam inovasi di perusahaan.</text:p>
      <text:p text:style-name="P28"/>
      <text:p text:style-name="P28"/>
      <text:p text:style-name="P46"/>
      <text:p text:style-name="P46"/>
      <text:p text:style-name="P46"/>
      <text:p text:style-name="P47">Contoh aplikasi design thinking di industri perbankan</text:p>
      <text:p text:style-name="P48"/>
      <text:p text:style-name="P29">dalam video ini kita akan mengangkat contoh design thinking di sebuah perusahaan perbankan, yaitu bank of america. Di tahun 2004, inisiatif baru yang dapat menarik lebih banyak orang untuk membuka rekening di bank mereka. Kali ini mereka memilih untuk menggunakan pendekatan yang berbeda, yaitu design thinking.</text:p>
      <text:p text:style-name="P29"/>
      <text:p text:style-name="P29">Mereka berharap pendekatan design thinking yang human centered dapat menghasilkan inovasi radikal di industri perbankan yang cenderung konservatif dan sulit untuk berubah. </text:p>
      <text:p text:style-name="P29"/>
      <text:p text:style-name="P29">Karena menggunakan design thinking tim bank of america tidak hanya bertemu diskusi dalam satu ruangan untuk mengkonsepsikan sebuah taktik marketing, melainkan mereka terjun ke lapangan <text:span text:style-name="T13">untuk melihat dan berinteraksi langsung dengan orang yang menjadi target market nya mereka dan merasakan atau mengetahui bagaimana sih mereka mengelola keuangan mereka.</text:span></text:p>
      <text:p text:style-name="P29"/>
      <text:p text:style-name="P30">Nah dengan memanfaatkan temuan-temuan unik mengenai perilaku dan kebiasaan target nasabah mereka itu, tim akhirnya mengembangkan sebuah program inovatif yang mampu menjadi solusi bagi banyak orang yang memiliki kesulitan dalam menabung dan karena aspek human centered ini, program tersebut berhasil menarik 2 juta nasabah baru dalam hanya beberapa bulan saja.</text:p>
      <text:p text:style-name="P30"/>
      <text:p text:style-name="P30">Nah seperti apa itu dan bagaimana design thinking digunakan untuk mencapai nya?</text:p>
      <text:p text:style-name="P30"/>
      <text:p text:style-name="P31">Sebagai latar belakang, bank of america, itu sangat tertarik dengan sekmen wanita baby boomer yang sudah berkeluarga. Jadi tim memulai proses empathy nya dengan mewawancarai dan mengamati kehidupan sejumlah keluarga di berbagai kota untuk memahami kebiasaan mereka dalam menabung.</text:p>
      <text:p text:style-name="P31"/>
      <text:p text:style-name="P31">Banyak keluarga yang mereka temui, mereka melihat banyak para ibu, punya peran yang sentral sebagai pengelola utama keuangan keluarga dan itulah menjadi alasan tim mengikuti para ibu saat mereka belanja dan mempelajari cara-cara mereka mengatur keuangan, untuk menggali insight lebih dalam lagi. </text:p>
      <text:p text:style-name="P31"/>
      <text:p text:style-name="P31">Dari itu tim akhirnya menemukan bahwa kebanyakan ibu itu mengalami kesulitan besar dalam menabung, beberapa kurang mampu mengendalikan pembelian impulsif mereka dengan baik, sedangkan beberapa memang memiliki anggaran yang ketat, sehingga tidak ada uang tersisa yang bisa ditabung.</text:p>
      <text:p text:style-name="P31"/>
      <text:p text:style-name="P31">Nah di sisi lain, tim juga menyadari saat para ibu itu mencatatat pengeluaran mereka, ternyata kembalian sen nya itu tidak pernah diperhitungkan, jadi angka pengeluaran yang dicatat itu selalu dibulatkan keatas. Contoh nya ketika mereka mengeluarkan 22 dollar 73 cents misalnya untuk beli bensin, maka yang mereka catat adalah 23 dollar. Nah hal ini sangat menarik perhatian tim, karena sebenarnya uang yang tersisa itu lebih banyak dari jumlah uang yang tercatat, bahwa ada akumulasi kembalian cents yang belum pernah mereka perhitungkan, dengan empathy sedalam ini, tim bisa mengidentifikasi kebutuhan perbankan yang belum tersentuh, lantas menghasilkan peluang untuk memberikan value baru yang unik.</text:p>
      <text:p text:style-name="P31"/>
      <text:p text:style-name="P31">Setelah menghasilkan 80 ide produk, akhirnya tim mengkrucut 1 ide, yaitu keep the change, atau simpan kembaliannya, dalam program ini, setiap pembelian yang dilakukan dengan kartu debit bank of america, pembayaran nasabah akan dibulatkan ke dollar berikutnya dan kembalian cents nya secara otomatis akan di transfer ke rekening tabungan.</text:p>
      <text:p text:style-name="P31"/>
      <text:p text:style-name="P31"/>
      <text:p text:style-name="P32"><text:soft-page-break/>Contoh nya, ketika nasabah membeli sesuatu seharga 22 dollar 73 cents dengan kartu debit, maka yang di debitkan dengan tabungan nya itu adalah 23 dollar dan selisih 27 cents nya itu di transfer ke rekening tabungan terpisah. Nah program ini diharapkan menjadi solusi menabung yang mudah bagi para ibu, karena cents-cents kembalian tersebut bila terus diakumulasi jumlah nya itu tidak sedikit.</text:p>
      <text:p text:style-name="P32"/>
      <text:p text:style-name="P32">Untuk menguji ide tersebut tim kemudian membuat prototype dalam bentuk video yang menampilkan layanan pembulatan nya dan video tersebut itu diperlihatkan ke lebih dari 1600 responden, ide program nya ternyata mendapat respon yang positif, sehingga akhirnya manajemen menyetujui nya, program tersebut akhirnya harus melalui beberapa iterasi untuk ditambahkan fitur-fitur baru yang berbeda, yang itu dapat nya dari umpan balik dari customer, seperti misalnya ada ringkasan transaksi yang dibulatkan, kemudian, ada fitur yang mencegah transaksi yang menyebabkan sesuatu yang tidak diinginkan. </text:p>
      <text:p text:style-name="P32"/>
      <text:p text:style-name="P32">Intinya akhirnya program layanan keep the change yang diluncurkan di tahun 2005, dan berakhir dengan kesuksesan itu bisa menarik 2 juta nasabah baru dalam waktu beberapa bulan saja, lebih dari itu 60% nasabah baru itu mendaftar ke program keep the change, dan 99% pelanggan yang mendaftar program ini terus menggunakan nya. </text:p>
      <text:p text:style-name="P32"/>
      <text:p text:style-name="P32">Kesuksesan bank of america ini menunjukkan pengamatan yang tepat terhadap perilaku customer dan kebiasaan mereka dalam mengatasi permasalahan, merupakan kunci <text:span text:style-name="T14">kesuksesan yang untuk menghasilkan solusi yang inovatif.</text:span></text:p>
      <text:p text:style-name="P32"/>
      <text:p text:style-name="P33">Bayangkan saja, bila bank of america sekadar bertanya apa sih yang mereka inginkan mereka tidak akan mungkin terpikirkan untuk membuat program keep the change. Ya kan? </text:p>
      <text:p text:style-name="P33"/>
      <text:p text:style-name="P33">Maka dari itu kita yang harus pintar dalam membaca kebutuhan mereka, yang itu tersirat dari apa yang disampaikan atau dilakukan dari custome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Contoh aplikasi design thinking di industri telekomunikasi</text:p>
      <text:p text:style-name="P50"/>
      <text:p text:style-name="P34">pada video ini kami ingin mengangkat contoh aplikasi design thinking yang datang dari industri telco atau telecommunication</text:p>
      <text:p text:style-name="P34"/>
      <text:p text:style-name="P34">kasus ini datang dari sebuah konsultan inovasi global mjv, yang mengaplikasikan design thinking untuk salah satu operator telekomunikasi terbesar di dunia. Operator tersebut memiliki kelemahan terkait aktivasi sim card, lead time atau waktu yang dibutuhkan user untuk mengaktivasi kartu sim prabayar mereka itu ternayata paling lambat di pasar. </text:p>
      <text:p text:style-name="P34"/>
      <text:p text:style-name="P34">Lead time yang lambat ini menjadi masalah serius yang harus mereka selesaikan karena mengakibatkan banyak user yang kemudian beralih ke pesaing dan akhirnya menghasilkan kerugian financial yang tidak sedikit.</text:p>
      <text:p text:style-name="P34"/>
      <text:p text:style-name="P34">Itulah yang menyebabkan mereka meminta bantuan dari mjv, dan akhirnya mjv menggunakan design thinking untuk mencoba mencarikan solusi nya.</text:p>
      <text:p text:style-name="P34"/>
      <text:p text:style-name="P35">Seperti apa proses design thinking yang dilakukan?</text:p>
      <text:p text:style-name="P35"/>
      <text:p text:style-name="P35">Mjv memulainya dengan melakukan empathize terhadap perjalan user ketika melakukan proses aktivasi atau aspek yang menyebabkan lead time itu menjadi lama.</text:p>
      <text:p text:style-name="P35"/>
      <text:p text:style-name="P35">Pertama yang mereka lakukan adalah mendalami perspektif user saat membeli kartu sim nya di toko pulsa, mjv melihat ternyata sekita 10% user itu kembali ke toko untuk mengembalikan kartu sim nya, saking proses nya itu lama dan membingungkan. 10% user tersebut gagal mengaktivasi dan beranggapan ada yang cacat dalam kartu sim nya, maka mereka meminta tukar kartu sim baru, bisa jadi dari operator yang sama atau bahkan pindah ke operator lain.</text:p>
      <text:p text:style-name="P35"/>
      <text:p text:style-name="P35">Setelah berempati dengan user, mjv berempati juga dengan para karyawan operator untuk memahami kenapa lead time nya lama, mjv menemukan ternyata aktivitas dibalik layar yang ada dalam proses aktivasi sms mereka itu banyak sekali, sehingga proses menjadi tidak efisien dan juga membingunkan untuk user.</text:p>
      <text:p text:style-name="P35"/>
      <text:p text:style-name="P35">Contoh nya misalnya ada pengiriman sms iklan seiring dengan sms instruksi dan di tengah sms itu ada pergantian format dari sms ke telpon dengan customer service. Dan jumlah aktivitas mereka ini ternyata 2x lebih banyak dari aktivitas yang dilakukan kompetitor yang lead time nya itu paling cepat. </text:p>
      <text:p text:style-name="P35"/>
      <text:p text:style-name="P35">Setelah mengetahui kekurangan-kekurangan dalam proses aktivasi client mereka, maka sesusai kaidah design thinking, mjv pun membingkai permasalahan nya dalam perspektif pengalaman user, dari saat pembelian kartu sim, sampai pada proses aktivasi.</text:p>
      <text:p text:style-name="P35"/>
      <text:p text:style-name="P35">Melalui proses ideation yang berpusat pada user, client mjv akhirnya berhasil mengembangkan pengalaman aktivasi baru dengan design benar-benar berbeda dari sebelumnya, mereka memperpendek tahapan nya, dari 12 interaksi menjadi 10, dan menghilangkan hal-hal yang menyusahkan seperti keharusan menelpon customer service, adanya sms iklan, dan adanya deadline nya untuk setiap interaksi agar customer tidak gagal ditengah jalan.</text:p>
      <text:p text:style-name="P35"/>
      <text:p text:style-name="P35">Selain itu mereka juga menggunakan teknologi baru yang membuat pesan-pesan instruksi nya jadi lebih ramah untuk user yaitu USSD, USSD adalah teknologi komunikasi seperti sms, tapi bedanya USSD itu mampu memuat lebih banyak huruf, sehingga pesan-pesan itu instruksi nya bisa lebih detail dan jumlah nya lebih sedikit.</text:p>
      <text:p text:style-name="P35"/>
      <text:p text:style-name="P35"/>
      <text:p text:style-name="P35"><text:soft-page-break/>Dengan semua perubahan tersebut durasi waktu aktivasi berkurang sebesar 80%, dari 10 menit jadi hanya 2 menit paling lama.</text:p>
      <text:p text:style-name="P35"/>
      <text:p text:style-name="P35">Selain memberikan pengalaman lebih baik untuk user, inovasi ini juga menghasilkan beberapa keuntungan lainnya, misalnya jumlah kartu sim yang terbuang jadi berkurang, jumlah user yang berhasil dan menjadi pelanggan akhirnya meningkat, dan lead time operator tersebut menjadi tercepat di pasar, sehingga akhirnya menjadikan keunggulan kompetitif dia.</text:p>
      <text:p text:style-name="P35"/>
      <text:p text:style-name="P35">Kesuksesan mjv ini, menunjukkan bahwa dengan membingkai dan menyelesaikan permasalahan teknis dari perspektif dari pengalaman user menggunakan design thinking, kita bisa menghasilkan inovasi yang dapat berkembang menjadi keunggulan kompetitif yang kuat.</text:p>
      <text:p text:style-name="P35"/>
      <text:p text:style-name="P35"/>
      <text:p text:style-name="P35"/>
      <text:p text:style-name="P35"/>
      <text:p text:style-name="P35"/>
      <text:p text:style-name="P35"/>
      <text:p text:style-name="P55">Contoh aplikasi design thinking di Industri Consumer Goods</text:p>
      <text:p text:style-name="P56"/>
      <text:p text:style-name="P58">dalam video ini kita akan mengangkat aplikasi design thinking dalam industri consumer goods atau customer goods.</text:p>
      <text:p text:style-name="P58"/>
      <text:p text:style-name="P58">Barang konsumen yang akan kita bahas dalam kasus ini adalah barang yang setiap hari kita pakai, yaitu sikat gigi.</text:p>
      <text:p text:style-name="P58"/>
      <text:p text:style-name="P58">Salah satu merk sikat gigi yang aktif berinovasi juga merupakan salah satu merk sikat gigi yang paling tua adalah oral b. sejak dekakde 90-an oral b sudah beberapa kali melahirkan inovasi-inovasi sikat gigi yang sukses dengan para konsumen, karena menggunakan pendekatan yang human centered, yaitu dengan design thinking.</text:p>
      <text:p text:style-name="P58"/>
      <text:p text:style-name="P58">Dalam video ini kami akan mengangkat contoh inovasi yang dilakukan oleh oral b dan contoh tersebut menunjukkan bahwa design thinking bisa membuat proses inovasi lebih simpel tapi disaat yang sama jauh lebih berdampak.</text:p>
      <text:p text:style-name="P58"/>
      <text:p text:style-name="P58">Inovasi nya adalah bagaimana oral b, membuat design sikat gigi baru khusus untuk anak-anak. Jika beberapa dari anda menyadari di akhir dekade 90-an sikat gigi anak-anak bentuk nya kurang lebih sama dengan sikat gigi dewasa yang kurus hanya saja lebih pendek, jadi bagian bawah nya tidak gemuk seperti yang kita lihat sekarang.</text:p>
      <text:p text:style-name="P58"/>
      <text:p text:style-name="P58">Perubahan design tersebut terjadi di tahun 1996 ketika banyak orang tua komplein, bahwa anak-anak nya sulit sekali ketika diminta untuk menyikat gigi. Oral b melihat hal ini sebagai peluang untuk mengubah design sikat gigi anak-anak mereka dan meningkatkan pangsa pasar, untuk menciptakan design baru ini oral b memilih untuk bekerjasama dengan consultan design, ideo. Dan oral b cukup kaget ketika mendengar apa yang ideo minta mereka untuk lakukan, yaitu mengunjungi rumah-rumah keluarga dan mengobservasi bagaimana anak-anak nya menyikat gigi. <text:span text:style-name="T15">Tim oral b merasa sudah memahami bagaimana anak-anak menyikat gigi, yakni sama saja seperti orang dewasa, namun ideo tidak ingin berasumsi, oral b setuju dan akhirnya tim melakukan kunjungan-kunjungan empathize untuk mencari tau apa yang anak-anak lakukan berbeda ketika menyikat gigi nya.</text:span></text:p>
      <text:p text:style-name="P58"/>
      <text:p text:style-name="P59">Dari kunjungan tersebut akhirnya tim teryakini bahwa menyikat gigi adalah aktivitas yang tidak enak, sulit, dan melelahkan bagi anak-anak. Dan mereka jadi tau kenapa.</text:p>
      <text:p text:style-name="P59"/>
      <text:p text:style-name="P59">Temuan pertama yang mereka dapatkan adalah bahwa anak-anak memegang sikat gigi dengan cara yang berbeda dari orang dewasa. Anak-anak memegang sikat gigi dalam kepalan tangan nya, bukan dengan jari-jari seperti orang dewasa.</text:p>
      <text:p text:style-name="P59"/>
      <text:p text:style-name="P59">Setelah memahami permasalahannya tim mencoba design baru yang nyaman untuk digenggam oleh anak-anak. Solusi yang akhirnya ditemukan adalah, the squish gripper atau pegangan yang nyaman diremas.</text:p>
      <text:p text:style-name="P59"/>
      <text:p text:style-name="P59">Jadi pegangan nya dibuat gemuk agar pas untuk digenggam dan diberikan lapisan karet yang halus dan bertekstur agar nyaman dan mudah digenggam, selain itu design nya diberikan warna-warna terang dan gambar-gambar lucu agar secara estetika lebih menarik bagi anak-anak.</text:p>
      <text:p text:style-name="P59"/>
      <text:p text:style-name="P59">Saat prototype nya dicobakan dengan anak-anak, hasilnya positif, anak-anak merasa lebih nyaman dalam menyikat gigi, dan hasilnya sikatannya menjadi lebih bersih.</text:p>
      <text:p text:style-name="P59"/>
      <text:p text:style-name="P59">Saat dirilis design baru ini sangat sukses di pasar dan mengubah bagaimana pemain lain membuat sikat gigi untuk anak-anak.</text:p>
      <text:p text:style-name="P59"/>
      <text:p text:style-name="P61"><text:soft-page-break/>Karena design thinking, hasil akhirnya adalah sebuah produk, yang berhasil membuat konsumen lebih senang, dengan kadar teknologi yang pas. Tidak terlalu banyak dan tidak terlalu sedikit.</text:p>
      <text:p text:style-name="P61"/>
      <text:p text:style-name="P61">Contoh inovasi dari oral b tadi menunjukkan bahwa fokus design thinking terhadap customer, bisa mencegah proses inovasi menjadi terlalu kompleks, karena memfokuskan kita untuk mengidentifikasi perubahan design yang memang benar-benar harus dilakukan untuk meningkatkan kualitas pengalaman pelanggan.</text:p>
      <text:p text:style-name="P61"/>
      <text:p text:style-name="P61">Dampaknya inovasi yang dilakukan mungkin tidak banyak, tetapi peningkatan penjualan yang dihasilkan bisa jadi sangat tinggi. </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5-31T10:39:19.790854185</dc:date>
    <meta:editing-duration>PT19H44M41S</meta:editing-duration>
    <meta:editing-cycles>160</meta:editing-cycles>
    <meta:generator>LibreOffice/7.3.3.2$Linux_X86_64 LibreOffice_project/30$Build-2</meta:generator>
    <meta:document-statistic meta:table-count="0" meta:image-count="0" meta:object-count="0" meta:page-count="21" meta:paragraph-count="210" meta:word-count="6856" meta:character-count="49426" meta:non-whitespace-character-count="42727"/>
  </office:meta>
</office:document-meta>
</file>